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41cm" fo:min-width="8.771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/>
    </style:style>
    <style:style style:name="gr3" style:family="graphic" style:parent-style-name="standard">
      <style:graphic-properties draw:stroke="none" draw:fill-color="#0084d1" draw:textarea-horizontal-align="justify" draw:textarea-vertical-align="middle" draw:auto-grow-height="false" fo:min-height="0.199cm" fo:min-width="0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66cm" fo:min-width="0.262cm" fo:padding-top="0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579d1c" draw:textarea-vertical-align="middle"/>
    </style:style>
    <style:style style:name="gr8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3333" draw:textarea-horizontal-align="justify" draw:textarea-vertical-align="middle" draw:auto-grow-height="false" fo:min-height="0.199cm" fo:min-width="0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891cm" fo:min-width="0.262cm" fo:padding-top="0.127cm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764cm" fo:min-width="0.262cm" fo:padding-top="0.127cm"/>
    </style:style>
    <style:style style:name="gr12" style:family="graphic" style:parent-style-name="standard">
      <style:graphic-properties draw:fill-color="#0084d1" draw:textarea-vertical-align="middle"/>
    </style:style>
    <style:style style:name="gr13" style:family="graphic" style:parent-style-name="standard">
      <style:graphic-properties draw:fill-color="#0084d1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ffffff" style:font-name="Nimbus Sans L"/>
    </style:style>
    <style:style style:name="P6" style:family="paragraph">
      <style:paragraph-properties fo:text-align="center"/>
      <style:text-properties fo:color="#ffffff" style:font-name="Nimbus Sans L" fo:font-size="10pt" style:font-size-asian="10pt" style:font-size-complex="10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style:font-name="Nimbus Sans 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4.191cm" svg:x="5.191cm" svg:y="10.65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2cm" svg:height="1.016cm" svg:x="7.223cm" svg:y="3.7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35cm" svg:height="0.635cm" svg:x="7.287cm" svg:y="3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762cm" svg:height="1.016cm" svg:x="9.509cm" svg:y="3.9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635cm" svg:x="9.573cm" svg:y="4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2" draw:layer="layout" svg:width="0.762cm" svg:height="1.016cm" svg:x="8.493cm" svg:y="2.27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1.016cm" svg:x="10.398cm" svg:y="2.27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2cm" svg:height="1.016cm" svg:x="6.715cm" svg:y="2.2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1" draw:layer="layout" svg:width="0.254cm" svg:height="0.127cm" svg:x="6.842cm" svg:y="2.39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254cm" svg:height="0.127cm" svg:x="7.096cm" svg:y="2.52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254cm" svg:height="0.127cm" svg:x="6.842cm" svg:y="2.65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254cm" svg:height="0.127cm" svg:x="7.096cm" svg:y="2.77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254cm" svg:height="0.127cm" svg:x="6.842cm" svg:y="2.90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254cm" svg:height="0.127cm" svg:x="7.096cm" svg:y="3.03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" draw:text-style-name="P1" draw:layer="layout" svg:width="0.762cm" svg:height="1.016cm" svg:x="8.239cm" svg:y="5.318cm">
            <text:p/>
            <draw:enhanced-geometry svg:viewBox="0 0 21600 21600" draw:type="rectangle" draw:enhanced-path="M 0 0 L 21600 0 21600 21600 0 21600 0 0 Z N"/>
          </draw:custom-shape>
          <draw:polygon draw:style-name="gr7" draw:text-style-name="P1" draw:layer="layout" svg:width="0.475cm" svg:height="0.761cm" svg:x="8.398cm" svg:y="5.445cm" svg:viewBox="0 0 476 762" draw:points="0,0 0,762 476,381">
            <text:p/>
          </draw:polygon>
        </draw:g>
        <draw:g>
          <draw:custom-shape draw:style-name="gr2" draw:text-style-name="P1" draw:layer="layout" svg:width="0.762cm" svg:height="1.016cm" svg:x="6.588cm" svg:y="5.1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35cm" svg:height="0.508cm" svg:x="6.652cm" svg:y="5.44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0.762cm" svg:height="1.016cm" svg:x="5.318cm" svg:y="2.65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635cm" svg:height="0.635cm" svg:x="5.382cm" svg:y="2.842cm">
            <text:p text:style-name="P1"><text:span text:style-name="T2">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4" draw:layer="layout" svg:width="0.762cm" svg:height="1.016cm" svg:x="6.207cm" svg:y="8.239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2cm" svg:height="1.016cm" svg:x="8.366cm" svg:y="8.112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2cm" svg:height="1.016cm" svg:x="11.033cm" svg:y="8.493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762cm" svg:height="1.016cm" svg:x="7.858cm" svg:y="6.715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6" draw:layer="layout" svg:width="0.634cm" svg:height="0.761cm" svg:x="7.922cm" svg:y="6.842cm" svg:viewBox="0 0 635 762" draw:points="529,381 529,762 106,762 106,381 0,381 318,0 635,381">
            <text:p text:style-name="P5"><text:span text:style-name="T4">+1</text:span></text:p>
          </draw:polygon>
        </draw:g>
        <draw:g>
          <draw:custom-shape draw:style-name="gr2" draw:text-style-name="P1" draw:layer="layout" svg:width="0.762cm" svg:height="1.016cm" svg:x="11.287cm" svg:y="4.048cm">
            <text:p/>
            <draw:enhanced-geometry svg:viewBox="0 0 21600 21600" draw:type="rectangle" draw:enhanced-path="M 0 0 L 21600 0 21600 21600 0 21600 0 0 Z N"/>
          </draw:custom-shape>
          <draw:polygon draw:style-name="gr13" draw:text-style-name="P1" draw:layer="layout" svg:width="0.634cm" svg:height="0.761cm" draw:transform="rotate (-3.14159265358979) translate (11.986cm 4.937cm)" svg:viewBox="0 0 635 762" draw:points="106,381 106,762 529,762 529,381 635,381 318,0 0,381">
            <text:p/>
          </draw:polygon>
        </draw:g>
        <draw:g>
          <draw:custom-shape draw:style-name="gr2" draw:text-style-name="P1" draw:layer="layout" svg:width="0.762cm" svg:height="1.016cm" svg:x="11.541cm" svg:y="5.572cm">
            <text:p/>
            <draw:enhanced-geometry svg:viewBox="0 0 21600 21600" draw:type="rectangle" draw:enhanced-path="M 0 0 L 21600 0 21600 21600 0 21600 0 0 Z N"/>
          </draw:custom-shape>
          <draw:polygon draw:style-name="gr13" draw:text-style-name="P1" draw:layer="layout" svg:width="0.634cm" svg:height="0.761cm" svg:x="11.605cm" svg:y="5.699cm" svg:viewBox="0 0 635 762" draw:points="529,381 529,762 106,762 106,381 0,381 318,0 635,381">
            <text:p/>
          </draw:polygon>
        </draw:g>
        <draw:g>
          <draw:custom-shape draw:style-name="gr2" draw:text-style-name="P1" draw:layer="layout" svg:width="0.762cm" svg:height="1.016cm" svg:x="11.287cm" svg:y="7.096cm">
            <text:p/>
            <draw:enhanced-geometry svg:viewBox="0 0 21600 21600" draw:type="rectangle" draw:enhanced-path="M 0 0 L 21600 0 21600 21600 0 21600 0 0 Z N"/>
          </draw:custom-shape>
          <draw:polygon draw:style-name="gr12" draw:text-style-name="P6" draw:layer="layout" svg:width="0.634cm" svg:height="0.761cm" svg:x="11.351cm" svg:y="7.223cm" svg:viewBox="0 0 635 762" draw:points="529,381 529,762 106,762 106,381 0,381 318,0 635,381">
            <text:p text:style-name="P5"><text:span text:style-name="T4">-1</text:span></text:p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Miller</meta:initial-creator>
    <meta:creation-date>2016-06-23T11:54:39.054755708</meta:creation-date>
    <dc:date>2016-06-23T12:56:27.444591697</dc:date>
    <dc:creator>Douglas Miller</dc:creator>
    <meta:editing-duration>PT2M43S</meta:editing-duration>
    <meta:editing-cycles>3</meta:editing-cycles>
    <meta:generator>LibreOffice/4.3.7.2$Linux_X86_64 LibreOffice_project/430$Build-2</meta:generator>
    <meta:document-statistic meta:object-count="42"/>
  </office:meta>
</office:document-meta>
</file>